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26.036cm" fo:min-width="2.542cm"/>
      <style:paragraph-properties style:writing-mode="lr-tb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042cm" svg:height="26.286cm" svg:x="3.2cm" svg:y="1.454cm">
          <draw:text-box>
            <text:p>結露温度</text:p>
            <text:p/>
            <text:p/>
            <text:p/>
            <text:p>過飽和</text:p>
            <text:p/>
            <text:p/>
            <text:p/>
            <text:p>天気図</text:p>
            <text:p/>
            <text:p/>
            <text:p/>
            <text:p>逆転層</text:p>
            <text:p/>
            <text:p/>
            <text:p/>
            <text:p>査定</text:p>
            <text:p/>
            <text:p/>
            <text:p/>
            <text:p>増税</text:p>
            <text:p/>
            <text:p/>
            <text:p/>
            <text:p>外注</text:p>
            <text:p/>
            <text:p/>
            <text:p/>
            <text:p>福祉</text:p>
            <text:p/>
            <text:p/>
            <text:p/>
            <text:p>産業革命</text:p>
            <text:p/>
            <text:p/>
            <text:p/>
            <text:p>絆創膏</text:p>
            <text:p/>
            <text:p/>
            <text:p/>
            <text:p>裏ごし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_5f_1" style:display-name="標準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2T00:20:05.324000000</meta:creation-date>
    <dc:date>2020-03-02T00:20:57.344000000</dc:date>
    <meta:editing-duration>PT52S</meta:editing-duration>
    <meta:editing-cycles>1</meta:editing-cycles>
    <meta:document-statistic meta:object-count="1"/>
    <meta:generator>LibreOffice/6.3.4.2$Windows_X86_64 LibreOffice_project/60da17e045e08f1793c57c00ba83cdfce946d0aa</meta:generator>
  </office:meta>
</office:document-meta>
</file>